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3bd4" officeooo:paragraph-rsid="00153bd4"/>
    </style:style>
    <style:style style:name="P2" style:family="paragraph" style:parent-style-name="Standard">
      <style:text-properties officeooo:rsid="00156222" officeooo:paragraph-rsid="00156222"/>
    </style:style>
    <style:style style:name="P3" style:family="paragraph" style:parent-style-name="Standard">
      <style:paragraph-properties fo:text-align="center" style:justify-single-word="false"/>
      <style:text-properties officeooo:rsid="00156222" officeooo:paragraph-rsid="00156222"/>
    </style:style>
    <style:style style:name="P4" style:family="paragraph" style:parent-style-name="Standard">
      <style:text-properties style:text-underline-style="solid" style:text-underline-width="auto" style:text-underline-color="font-color" fo:font-weight="bold" officeooo:rsid="00153bd4" officeooo:paragraph-rsid="00153bd4" style:font-weight-asian="bold" style:font-weight-complex="bold"/>
    </style:style>
    <style:style style:name="P5" style:family="paragraph" style:parent-style-name="Standard">
      <style:text-properties style:text-underline-style="solid" style:text-underline-width="auto" style:text-underline-color="font-color" fo:font-weight="normal" officeooo:rsid="00178447" officeooo:paragraph-rsid="00178447" style:font-weight-asian="normal" style:font-weight-complex="normal"/>
    </style:style>
    <style:style style:name="P6" style:family="paragraph" style:parent-style-name="Standard">
      <style:text-properties style:text-line-through-style="none" style:text-line-through-type="none" style:text-underline-style="solid" style:text-underline-width="auto" style:text-underline-color="font-color" fo:font-weight="bold" officeooo:rsid="00156222" officeooo:paragraph-rsid="00156222" style:font-weight-asian="bold" style:font-weight-complex="bold"/>
    </style:style>
    <style:style style:name="P7" style:family="paragraph" style:parent-style-name="Standard">
      <style:text-properties fo:font-weight="bold" officeooo:rsid="00153bd4" officeooo:paragraph-rsid="00153bd4" style:font-weight-asian="bold" style:font-weight-complex="bold"/>
    </style:style>
    <style:style style:name="P8" style:family="paragraph" style:parent-style-name="Standard">
      <style:text-properties fo:font-style="normal" style:text-underline-style="none" fo:font-weight="normal" officeooo:rsid="00192056" officeooo:paragraph-rsid="00192056"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1aa985" officeooo:paragraph-rsid="001aa985"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1ad5a2" officeooo:paragraph-rsid="001c797f" style:font-style-asian="normal" style:font-weight-asian="normal" style:font-style-complex="normal" style:font-weight-complex="normal"/>
    </style:style>
    <style:style style:name="P11" style:family="paragraph" style:parent-style-name="Standard">
      <style:text-properties fo:font-style="normal" style:text-underline-style="none" fo:font-weight="bold" officeooo:rsid="00192056" officeooo:paragraph-rsid="00192056" style:font-style-asian="normal" style:font-weight-asian="bold" style:font-style-complex="normal" style:font-weight-complex="bold"/>
    </style:style>
    <style:style style:name="P12" style:family="paragraph" style:parent-style-name="Standard">
      <style:text-properties fo:font-style="normal" style:text-underline-style="none" fo:font-weight="bold" officeooo:rsid="001ad5a2" officeooo:paragraph-rsid="001ad5a2" style:font-style-asian="normal" style:font-weight-asian="bold" style:font-style-complex="normal" style:font-weight-complex="bold"/>
    </style:style>
    <style:style style:name="P13" style:family="paragraph" style:parent-style-name="Standard">
      <style:text-properties fo:font-style="italic" style:text-underline-style="none" fo:font-weight="normal" officeooo:rsid="001aa985" officeooo:paragraph-rsid="001aa985" style:font-style-asian="italic" style:font-weight-asian="normal" style:font-style-complex="italic" style:font-weight-complex="normal"/>
    </style:style>
    <style:style style:name="P14" style:family="paragraph" style:parent-style-name="Standard" style:list-style-name="L1">
      <style:text-properties officeooo:rsid="00153bd4" officeooo:paragraph-rsid="00153bd4"/>
    </style:style>
    <style:style style:name="P15" style:family="paragraph" style:parent-style-name="Standard" style:list-style-name="L2">
      <style:text-properties officeooo:rsid="00153bd4" officeooo:paragraph-rsid="00153bd4"/>
    </style:style>
    <style:style style:name="P16" style:family="paragraph" style:parent-style-name="Standard" style:list-style-name="L2">
      <style:text-properties officeooo:rsid="00156222" officeooo:paragraph-rsid="00156222"/>
    </style:style>
    <style:style style:name="P17" style:family="paragraph" style:parent-style-name="Standard" style:list-style-name="L3">
      <style:text-properties officeooo:rsid="00156222" officeooo:paragraph-rsid="00156222"/>
    </style:style>
    <style:style style:name="P18" style:family="paragraph" style:parent-style-name="Standard">
      <style:text-properties style:text-underline-style="solid" style:text-underline-width="auto" style:text-underline-color="font-color" fo:font-weight="normal" officeooo:rsid="00178447" officeooo:paragraph-rsid="00178447" style:font-weight-asian="normal" style:font-weight-complex="normal"/>
    </style:style>
    <style:style style:name="P19" style:family="paragraph" style:parent-style-name="Standard" style:list-style-name="L3">
      <style:text-properties officeooo:rsid="001611fe" officeooo:paragraph-rsid="001611fe"/>
    </style:style>
    <style:style style:name="P20" style:family="paragraph" style:parent-style-name="Standard" style:list-style-name="L3">
      <style:text-properties officeooo:rsid="00178447" officeooo:paragraph-rsid="0021b964"/>
    </style:style>
    <style:style style:name="P21" style:family="paragraph" style:parent-style-name="Standard">
      <style:text-properties fo:font-weight="bold" officeooo:rsid="00178447" officeooo:paragraph-rsid="00178447" style:font-weight-asian="bold" style:font-weight-complex="bold"/>
    </style:style>
    <style:style style:name="P22" style:family="paragraph" style:parent-style-name="Standard" style:list-style-name="L4">
      <style:text-properties style:text-underline-style="none" fo:font-weight="normal" officeooo:rsid="00178447" officeooo:paragraph-rsid="00178447" style:font-weight-asian="normal" style:font-weight-complex="normal"/>
    </style:style>
    <style:style style:name="P23" style:family="paragraph" style:parent-style-name="Standard" style:list-style-name="L4">
      <style:text-properties style:text-underline-style="none" fo:font-weight="normal" officeooo:rsid="00181e57" officeooo:paragraph-rsid="00181e57" style:font-weight-asian="normal" style:font-weight-complex="normal"/>
    </style:style>
    <style:style style:name="P24" style:family="paragraph" style:parent-style-name="Standard">
      <style:text-properties style:text-underline-style="none" fo:font-weight="normal" officeooo:rsid="00181e57" officeooo:paragraph-rsid="00181e57" style:font-weight-asian="normal" style:font-weight-complex="normal"/>
    </style:style>
    <style:style style:name="P25" style:family="paragraph" style:parent-style-name="Standard">
      <style:text-properties style:text-underline-style="none" fo:font-weight="normal" officeooo:rsid="00214ddb" officeooo:paragraph-rsid="00214ddb" style:font-weight-asian="normal" style:font-weight-complex="normal"/>
    </style:style>
    <style:style style:name="P26" style:family="paragraph" style:parent-style-name="Standard">
      <style:text-properties style:text-underline-style="none" fo:font-weight="normal" officeooo:rsid="00227b86" officeooo:paragraph-rsid="00227b86" style:font-weight-asian="normal" style:font-weight-complex="normal"/>
    </style:style>
    <style:style style:name="P27" style:family="paragraph" style:parent-style-name="Standard" style:list-style-name="L6">
      <style:text-properties style:text-underline-style="none" fo:font-weight="normal" officeooo:rsid="00227b86" officeooo:paragraph-rsid="00227b86" style:font-weight-asian="normal" style:font-weight-complex="normal"/>
    </style:style>
    <style:style style:name="P28" style:family="paragraph" style:parent-style-name="Standard" style:list-style-name="L5">
      <style:text-properties fo:font-style="normal" style:text-underline-style="none" fo:font-weight="normal" officeooo:rsid="00192056" officeooo:paragraph-rsid="00192056" style:font-style-asian="normal" style:font-weight-asian="normal" style:font-style-complex="normal" style:font-weight-complex="normal"/>
    </style:style>
    <style:style style:name="P29" style:family="paragraph" style:parent-style-name="Standard" style:list-style-name="L5">
      <style:text-properties fo:font-style="normal" style:text-underline-style="none" fo:font-weight="normal" officeooo:rsid="001aa985" officeooo:paragraph-rsid="001aa985"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1ad5a2" officeooo:paragraph-rsid="001ad5a2"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1f9e81" officeooo:paragraph-rsid="001f9e81"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1c797f" officeooo:paragraph-rsid="001c797f"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1faadf" officeooo:paragraph-rsid="001faadf" style:font-style-asian="normal" style:font-weight-asian="normal"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officeooo:rsid="001611fe"/>
    </style:style>
    <style:style style:name="T3" style:family="text">
      <style:text-properties officeooo:rsid="00178447"/>
    </style:style>
    <style:style style:name="T4" style:family="text">
      <style:text-properties fo:font-weight="bold" style:font-weight-asian="bold" style:font-weight-complex="bold"/>
    </style:style>
    <style:style style:name="T5" style:family="text">
      <style:text-properties fo:font-weight="bold" officeooo:rsid="0021b964" style:font-weight-asian="bold" style:font-weight-complex="bold"/>
    </style:style>
    <style:style style:name="T6" style:family="text">
      <style:text-properties fo:font-weight="bold" officeooo:rsid="00234e2e" style:font-weight-asian="bold" style:font-weight-complex="bold"/>
    </style:style>
    <style:style style:name="T7" style:family="text">
      <style:text-properties officeooo:rsid="00181e57"/>
    </style:style>
    <style:style style:name="T8" style:family="text">
      <style:text-properties fo:font-style="italic" style:font-style-asian="italic" style:font-style-complex="italic"/>
    </style:style>
    <style:style style:name="T9" style:family="text">
      <style:text-properties fo:font-style="italic" officeooo:rsid="0021b964" style:font-style-asian="italic" style:font-style-complex="italic"/>
    </style:style>
    <style:style style:name="T10" style:family="text">
      <style:text-properties officeooo:rsid="001aa985"/>
    </style:style>
    <style:style style:name="T11" style:family="text">
      <style:text-properties officeooo:rsid="001c797f"/>
    </style:style>
    <style:style style:name="T12" style:family="text">
      <style:text-properties officeooo:rsid="001e51b8"/>
    </style:style>
    <style:style style:name="T13" style:family="text">
      <style:text-properties officeooo:rsid="001f9e81"/>
    </style:style>
    <style:style style:name="T14" style:family="text">
      <style:text-properties officeooo:rsid="001faadf"/>
    </style:style>
    <style:style style:name="T15" style:family="text">
      <style:text-properties fo:font-weight="normal" officeooo:rsid="0021b964"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Objectif</text:span>:</text:p>
      <text:p text:style-name="P1">D’après un arbre de fragmentation issu de résultats de MS, retrouver toutes les conformations possibles répondant aux contraintes.</text:p>
      <text:p text:style-name="P1"/>
      <text:list xml:id="list7192539650301109498" text:style-name="L1">
        <text:list-item>
          <text:p text:style-name="P14">Chaque atome doit avoir un nombre exacte de liaison.</text:p>
        </text:list-item>
        <text:list-item>
          <text:p text:style-name="P14">Chaque graphe doit être connexe et sans loop.</text:p>
        </text:list-item>
        <text:list-item>
          <text:p text:style-name="P14">Tous les atomes du graphe global doivent avoir le bon nombre de liaison.</text:p>
        </text:list-item>
        <text:list-item>
          <text:p text:style-name="P14">La somme des degrés du graphe total doit être paire.</text:p>
        </text:list-item>
        <text:list-item>
          <text:p text:style-name="P14">Switcher des ar<text:span text:style-name="T7">ê</text:span>tes est une opération permettant de d’énumérer tous les graphes connexes tout en conservant la séquence de degré. (Taylor 80)</text:p>
        </text:list-item>
      </text:list>
      <text:p text:style-name="P1"/>
      <text:p text:style-name="P4">Lien entre l’arbre de fragmentation et l’énumération des graphes :</text:p>
      <text:list xml:id="list3502233054393868972" text:style-name="L2">
        <text:list-item>
          <text:p text:style-name="P15">Les graphes obtenus doivent respecter la connexité imposée par chaque noeud de l’arbre de fragmentation.</text:p>
        </text:list-item>
        <text:list-item>
          <text:p text:style-name="P16">Les graphes des noeuds non racinés doivent posséder au moins un degré de libre pour être connectés entre eux.</text:p>
        </text:list-item>
        <text:list-item>
          <text:p text:style-name="P16">Quelque soit la conformation des atomes, on obtiendra toujours le même nombre de liaison libre :</text:p>
        </text:list-item>
      </text:list>
      <text:p text:style-name="P3"><text:tab/>u(c) = sum(di) – 2 * (nb_feuilles -1)</text:p>
      <text:p text:style-name="P2"/>
      <text:p text:style-name="P6">Approche du problème :</text:p>
      <text:p text:style-name="P2"/>
      <text:p text:style-name="P5">I. Obtention d’un graphe répondant aux critères :</text:p>
      <text:list xml:id="list4256228107472633753" text:style-name="L3">
        <text:list-item>
          <text:p text:style-name="P17">Reconstruction d’<text:span text:style-name="T2">un arbre couvrant passant par tous les atomes pour chaque noeud. (Attention, plusieurs arbres couvrants possibles : tous les stocker pour vérif connexité?)</text:span></text:p>
        </text:list-item>
        <text:list-item>
          <text:p text:style-name="P19">Connecter les noeuds entre eux afin d’obtenir un arbre cou<text:span text:style-name="T11">v</text:span>rant passant par tous les atomes.</text:p>
        </text:list-item>
        <text:list-item>
          <text:p text:style-name="P19">Calcul du nombre de liaison à ajouter pour combler tous les atomes : u(racine)/2</text:p>
        </text:list-item>
        <text:list-item>
          <text:p text:style-name="P19">Récupération des atomes ayant des liaisons disponibles <text:span text:style-name="T3">et les classer par plus grand degré.</text:span></text:p>
        </text:list-item>
        <text:list-item>
          <text:p text:style-name="P20">~ Hakimi : en partant du degré le plus grand, distribuer les liaisons restantes :<text:span text:style-name="T15"> </text:span><text:span text:style-name="T4">obtention d</text:span><text:span text:style-name="T6">’un</text:span><text:span text:style-name="T5"> </text:span><text:span text:style-name="T4">graphe</text:span><text:span text:style-name="T5"> </text:span><text:span text:style-name="T4">répondant aux contraintes de l’arbre et de la séquence de degré.</text:span></text:p>
        </text:list-item>
      </text:list>
      <text:p text:style-name="P21"/>
      <text:p text:style-name="P5">II. Enumération de tous les graphes :</text:p>
      <text:list xml:id="list7596233654551951898" text:style-name="L4">
        <text:list-item>
          <text:p text:style-name="P22">Effectuer un switch pour chaque paire d’ar<text:span text:style-name="T7">ê</text:span>te du graphe.</text:p>
        </text:list-item>
        <text:list-item>
          <text:p text:style-name="P23">Pour le noeud contenant tous les sommets de ces arêtes : vérifier qu’au moins un des arbres couvrants trouvés auparavant est un sous-graphe du noeud. (Conservation de la connexité)</text:p>
        </text:list-item>
        <text:list-item>
          <text:p text:style-name="P23">S’il y a conservation de la connexité : on ajoute ce graphe dans la solution.</text:p>
        </text:list-item>
      </text:list>
      <text:p text:style-name="P24"/>
      <text:p text:style-name="P26">Plusieurs méthodes pour vérifier la connexité:</text:p>
      <text:list xml:id="list5873295395215749541" text:style-name="L6">
        <text:list-item>
          <text:p text:style-name="P27">Garder en mémoire l’ensemble des arbres couvrant pour chaque noeud. Si aucun de ces arbres n’est un sous-graphe du graphe obtenu : perte de connexité. (pb de mémoire?)</text:p>
        </text:list-item>
        <text:list-item>
          <text:p text:style-name="P27">Parcours de graphe (long)</text:p>
        </text:list-item>
        <text:list-item>
          <text:p text:style-name="P27">Vérifier au préalable que les sommets impliqués dans le switch sont triconnectés : s’ils ne le sont pas, un switch entrainera une perte de connexité.</text:p>
        </text:list-item>
      </text:list>
      <text:p text:style-name="P24"/>
      <text:p text:style-name="P24"><text:span text:style-name="T8">Question : <text:s/>Faire un switch conserve en effet la connexité, cependant, </text:span><text:span text:style-name="T9">est-il</text:span><text:span text:style-name="T8"> possible que</text:span> <text:span text:style-name="T8">la séquence de degré d’un noeud non racine change si l’on fait un switch au niveau de son noeud parent?</text:span></text:p>
      <text:p text:style-name="P25"><text:span text:style-name="T8">Réponse : Cela change le degré à l’intérieur du noeud, mais pas celui de l’atome en question, donc la séquence de degré reste inchangée, </text:span><text:span text:style-name="T9">à la fois </text:span><text:span text:style-name="T8">dans le noeud et dans le graphe global.</text:span></text:p>
      <text:p text:style-name="P25"><text:span text:style-name="T8">La connexité est donc l’unique contrainte qui peut être perdue lors d’un switch.</text:span></text:p>
      <text:p text:style-name="P11">Autre approche ? :</text:p>
      <text:p text:style-name="P8"><text:soft-page-break/></text:p>
      <text:list xml:id="list8982217905080604371" text:style-name="L5">
        <text:list-item>
          <text:p text:style-name="P28">Reconstruction de tous les arbres cou<text:span text:style-name="T11">v</text:span>rants possibles pour les feuilles (noeuds contenant uniquement les atomes) et les stocker : cette reconstruction doit prendre en compte tou<text:span text:style-name="T10">te</text:span>s les configurations possibles d’atomes <text:span text:style-name="T11">sous forme d’arbre couvrant</text:span>.</text:p>
        </text:list-item>
        <text:list-item>
          <text:p text:style-name="P28">Ces noeuds contiennent ainsi chaque potentiel conformation des atomes. Pour chaque conformation d’un noeud, le relier à chaque potentielle conformation d’atomes d’un noeud frère. Ne pas oublier le cas que l’on ne travaille pas sur un arbre de fragmention binaire.</text:p>
        </text:list-item>
        <text:list-item>
          <text:p text:style-name="P28">Le noeud parent contient ainsi <text:span text:style-name="T10">toutes les combinaisons possibles de conformation répondant à la séquence de degré imposée par l’arbre de fragmentation.</text:span></text:p>
        </text:list-item>
        <text:list-item>
          <text:p text:style-name="P29">On remonte ainsi jusqu’à la racine qui contiendra toutes les solutions possibles.</text:p>
        </text:list-item>
      </text:list>
      <text:p text:style-name="P9"/>
      <text:p text:style-name="P13">Question : Cette méthode nécessite qu’un sommet puisse représenter plusieurs atomes selon la configuration dans laquelle on se trouve. Quelle structure de donnée utiliser pour pouvoir associer le sommet d’une des configurations au bon atome ?</text:p>
      <text:p text:style-name="P13"/>
      <text:p text:style-name="P12">Solution proposée :</text:p>
      <text:p text:style-name="P30">On donne à chaque configuration un identifiant.</text:p>
      <text:p text:style-name="P10">Etant donné que l’on travaillle <text:span text:style-name="T13">avec des configurations issues d’un arbre</text:span>, il faut pouvoir <text:span text:style-name="T11">être capable de distinguer chaque atome dans chaque configuration.</text:span></text:p>
      <text:p text:style-name="P32">Il faudrait créer le graphe de chaque configuration possible. (Pour rappel, ces configurations ne sont pour l’instant pas complètes : il faut encore ajouter les multi-arêtes manquantes.)</text:p>
      <text:p text:style-name="P32"><text:span text:style-name="T13">P</text:span>our chacun de ces graphes, <text:span text:style-name="T12">récupérer toutes les combinaisons de paires d’atomes non complets et les combler.</text:span></text:p>
      <text:p text:style-name="P31">On obtient ainsi un graphe par combinaison de paires d’atomes par nombre de configuration différente.</text:p>
      <text:p text:style-name="P31"/>
      <text:p text:style-name="P31">|<text:span text:style-name="T14">G</text:span>| = c * <text:span text:style-name="T14">(</text:span>n/<text:span text:style-name="T14">2)</text:span>!</text:p>
      <text:p text:style-name="P31"/>
      <text:p text:style-name="P33">Avec |G| le nombre de graphe, c le nombre de configuration sans multi-arête, et n le nombre de degré manquant. (n/2 correspond donc au nombre de liaison à ajouter)</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15:45:43.917437526</meta:creation-date>
    <dc:date>2018-05-04T10:04:17.921798765</dc:date>
    <meta:editing-duration>PT16M40S</meta:editing-duration>
    <meta:editing-cycles>4</meta:editing-cycles>
    <meta:generator>LibreOffice/5.1.6.2$Linux_X86_64 LibreOffice_project/10m0$Build-2</meta:generator>
    <meta:document-statistic meta:table-count="0" meta:image-count="0" meta:object-count="0" meta:page-count="2" meta:paragraph-count="44" meta:word-count="758" meta:character-count="4620" meta:non-whitespace-character-count="3926"/>
  </office:meta>
</office:document-meta>
</file>